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2690000027904A4A60E.png" manifest:media-type="image/png"/>
  <manifest:file-entry manifest:full-path="Pictures/1000020100000283000002384820DCA7.png" manifest:media-type="image/png"/>
  <manifest:file-entry manifest:full-path="Pictures/1000000000000489000003029B4137D3.png" manifest:media-type="image/png"/>
  <manifest:file-entry manifest:full-path="Pictures/100002010000028300000238FFE8BD35.png" manifest:media-type="image/png"/>
  <manifest:file-entry manifest:full-path="Pictures/100002010000023C000000F172201E1C.png" manifest:media-type="image/png"/>
  <manifest:file-entry manifest:full-path="Pictures/10000000000000A9000000D2B06C670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svg:stroke-width="0.028cm" draw:marker-start-width="0.242cm" draw:marker-end-width="0.242cm" draw:textarea-vertical-align="middle" fo:padding-top="0.139cm" fo:padding-bottom="0.139cm" fo:padding-left="0.264cm" fo:padding-right="0.264cm" draw:ole-draw-aspect="1"/>
    </style:style>
    <style:style style:name="gr3" style:family="graphic" style:parent-style-name="Object_20_with_20_no_20_fill_20_and_20_no_20_line">
      <style:graphic-properties draw:stroke="solid" svg:stroke-width="0.028cm" draw:marker-start-width="0.242cm" draw:marker-end-width="0.2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917cm" svg:stroke-color="#b2b2b2" draw:marker-start-width="1.575cm" draw:marker-end-width="1.575cm" svg:stroke-linecap="round" draw:fill="solid" draw:fill-color="#729fcf" draw:textarea-vertical-align="middle" fo:padding-top="0.583cm" fo:padding-bottom="0.583cm" fo:padding-left="0.708cm" fo:padding-right="0.708cm"/>
    </style:style>
    <style:style style:name="gr5" style:family="graphic" style:parent-style-name="objectwithoutfill">
      <style:graphic-properties svg:stroke-width="0.423cm" svg:stroke-color="#330099" draw:marker-start="Symmetric_20_Arrow" draw:marker-start-width="0.834cm" draw:marker-end-width="0.834cm" svg:stroke-opacity="100%" svg:stroke-linecap="round" draw:fill="solid" draw:fill-color="#729fcf" draw:textarea-vertical-align="middle" fo:padding-top="0.336cm" fo:padding-bottom="0.336cm" fo:padding-left="0.461cm" fo:padding-right="0.46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333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521cm" svg:height="3.734cm" svg:x="6.535cm" svg:y="9.906cm">
          <draw:image xlink:href="Pictures/10000000000000A9000000D2B06C6704.png" xlink:type="simple" xlink:show="embed" xlink:actuate="onLoad">
            <text:p/>
          </draw:image>
        </draw:frame>
        <draw:frame draw:style-name="gr2" draw:text-style-name="P1" draw:layer="layout" svg:width="4.318cm" svg:height="3.556cm" svg:x="6.604cm" svg:y="2.03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4.318cm" svg:height="3.454cm" svg:x="6.627cm" svg:y="6.096cm">
          <draw:image xlink:href="Pictures/1000000000000489000003029B4137D3.png" xlink:type="simple" xlink:show="embed" xlink:actuate="onLoad">
            <text:p/>
          </draw:image>
        </draw:frame>
        <draw:g>
          <draw:path draw:style-name="gr4" draw:text-style-name="P1" draw:layer="layout" svg:width="1.591cm" svg:height="1.291cm" draw:transform="skewX (0.00837758040957275) rotate (-0.782780169519457) translate (9.97995736392013cm 4.74207645984292cm)" svg:viewBox="0 0 1592 1292" svg:d="M0 4c937-53 1381 390 1592 1288">
            <text:p/>
          </draw:path>
          <draw:path draw:style-name="gr5" draw:text-style-name="P1" draw:layer="layout" svg:width="1.877cm" svg:height="1.727cm" draw:transform="skewX (-0.302116493520218) rotate (-2.43421070775649) translate (11.5093169045763cm 5.70845803250674cm)" svg:viewBox="0 0 1878 1728" svg:d="M1878 0c-1818 341-1878 1728-1878 1728">
            <text:p/>
          </draw:path>
          <draw:path draw:style-name="gr4" draw:text-style-name="P1" draw:layer="layout" svg:width="1.601cm" svg:height="1.299cm" draw:transform="skewX (-0.00244346095279197) rotate (-0.788016157275441) translate (9.97988803181922cm 8.74711296337838cm)" svg:viewBox="0 0 1602 1300" svg:d="M0 4c942-52 1389 394 1602 1296">
            <text:p/>
          </draw:path>
          <draw:path draw:style-name="gr5" draw:text-style-name="P1" draw:layer="layout" svg:width="1.886cm" svg:height="1.739cm" draw:transform="skewX (-0.290597320457056) rotate (-2.42845112122491) translate (11.508875631012cm 9.72553661985705cm)" svg:viewBox="0 0 1887 1740" svg:d="M1887 0c-1828 344-1887 1740-1887 1740">
            <text:p/>
          </draw:path>
        </draw:g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0.806cm" svg:height="9.555cm" svg:x="2.45cm" svg:y="0.571cm">
          <draw:image xlink:href="Pictures/10000201000002690000027904A4A60E.png" xlink:type="simple" xlink:show="embed" xlink:actuate="onLoad">
            <text:p/>
          </draw:image>
        </draw:frame>
        <draw:frame draw:style-name="gr1" draw:text-style-name="P1" draw:layer="layout" svg:width="9.921cm" svg:height="4.206cm" svg:x="2.644cm" svg:y="9.843cm">
          <draw:image xlink:href="Pictures/100002010000023C000000F172201E1C.png" xlink:type="simple" xlink:show="embed" xlink:actuate="onLoad">
            <text:p/>
          </draw:image>
        </draw:frame>
        <draw:custom-shape draw:style-name="gr7" draw:text-style-name="P1" draw:layer="layout" svg:width="1.878cm" svg:height="1.561cm" svg:x="5.839cm" svg:y="1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878cm" svg:height="1.561cm" svg:x="2.998cm" svg:y="7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7.159cm" svg:height="1.561cm" svg:x="3.64cm" svg:y="11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972cm" svg:height="1.204cm" svg:x="7.835cm" svg:y="1.541cm">
          <draw:text-box>
            <text:p><text:span text:style-name="T1">1</text:span></text:p>
          </draw:text-box>
        </draw:frame>
        <draw:frame draw:style-name="gr8" draw:text-style-name="P2" draw:layer="layout" svg:width="0.972cm" svg:height="1.204cm" svg:x="4.935cm" svg:y="7.841cm">
          <draw:text-box>
            <text:p><text:span text:style-name="T1">2</text:span></text:p>
          </draw:text-box>
        </draw:frame>
        <draw:frame draw:style-name="gr8" draw:text-style-name="P2" draw:layer="layout" svg:width="0.972cm" svg:height="1.204cm" svg:x="10.835cm" svg:y="11.241cm">
          <draw:text-box>
            <text:p><text:span text:style-name="T1">3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9" draw:text-style-name="P1" draw:layer="layout" svg:width="10.262cm" svg:height="8.765cm" svg:x="3.068cm" svg:y="0.403cm">
          <draw:image xlink:href="Pictures/1000020100000283000002384820DCA7.png" xlink:type="simple" xlink:show="embed" xlink:actuate="onLoad">
            <text:p/>
          </draw:image>
        </draw:frame>
        <draw:frame draw:style-name="gr9" draw:text-style-name="P1" draw:layer="layout" svg:width="10.262cm" svg:height="8.763cm" svg:x="3.936cm" svg:y="4.564cm">
          <draw:image xlink:href="Pictures/100002010000028300000238FFE8BD35.png" xlink:type="simple" xlink:show="embed" xlink:actuate="onLoad">
            <text:p/>
          </draw:image>
        </draw:frame>
        <draw:custom-shape draw:style-name="gr7" draw:text-style-name="P1" draw:layer="layout" svg:width="1.878cm" svg:height="1.561cm" svg:x="8.283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878cm" svg:height="1.561cm" svg:x="4.043cm" svg:y="3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972cm" svg:height="1.204cm" svg:x="10.235cm" svg:y="1.341cm">
          <draw:text-box>
            <text:p><text:span text:style-name="T1">1</text:span></text:p>
          </draw:text-box>
        </draw:frame>
        <draw:frame draw:style-name="gr8" draw:text-style-name="P2" draw:layer="layout" svg:width="0.972cm" svg:height="1.204cm" svg:x="6.035cm" svg:y="3.341cm">
          <draw:text-box>
            <text:p><text:span text:style-name="T1">2</text:span></text:p>
          </draw:text-box>
        </draw:frame>
        <draw:custom-shape draw:style-name="gr7" draw:text-style-name="P1" draw:layer="layout" svg:width="1.878cm" svg:height="1.561cm" svg:x="4.844cm" svg:y="7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4T23:22:22.683227393</meta:creation-date>
    <dc:date>2015-09-08T21:40:21.190705264</dc:date>
    <meta:editing-duration>PT46M5S</meta:editing-duration>
    <meta:editing-cycles>13</meta:editing-cycles>
    <meta:generator>LibreOffice/4.2.8.2$Linux_x86 LibreOffice_project/420m0$Build-2</meta:generator>
    <meta:document-statistic meta:object-count="5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20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60" chart:interval-major="2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maximum="3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319cm" svg:height="3.557cm" xlink:href="." xlink:type="simple" chart:class="chart:scatter" chart:style-name="ch1">
        <chart:plot-area chart:style-name="ch2" chart:data-source-has-labels="both" svg:x="0.086cm" svg:y="0.071cm" svg:width="4.147cm" svg:height="3.415cm">
          <chartooo:coordinate-region svg:x="0.522cm" svg:y="0.27cm" svg:width="3.525cm" svg:height="2.569cm"/>
          <chart:axis chart:dimension="x" chart:name="primary-x" chart:style-name="ch3" chartooo:axis-type="auto">
            <chart:categories table:cell-range-address="local-table.$A$2:.$A$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60" chart:label-cell-address="local-table.$C$1" chart:class="chart:scatter">
            <chart:domain table:cell-range-address="local-table.$B$2:.$B$60"/>
            <chart:data-point chart:repeated="59"/>
          </chart:series>
          <chart:series chart:style-name="ch6" chart:values-cell-range-address="local-table.$D$2:.$D$60" chart:label-cell-address="local-table.$D$1" chart:class="chart:scatter"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3449431922624">
                <text:p>1.13449431922624</text:p>
              </table:table-cell>
              <table:table-cell office:value-type="float" office:value="2.89717852560853">
                <text:p>2.897178525608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26596818599521">
                <text:p>1.26596818599521</text:p>
              </table:table-cell>
              <table:table-cell office:value-type="float" office:value="2.87646286779038">
                <text:p>2.87646286779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39146898070011">
                <text:p>1.39146898070011</text:p>
              </table:table-cell>
              <table:table-cell office:value-type="float" office:value="2.83606374350348">
                <text:p>2.836063743503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50817822605553">
                <text:p>1.50817822605553</text:p>
              </table:table-cell>
              <table:table-cell office:value-type="float" office:value="2.77688842998399">
                <text:p>2.77688842998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613474884021">
                <text:p>1.613474884021</text:p>
              </table:table-cell>
              <table:table-cell office:value-type="float" office:value="2.70026587719913">
                <text:p>2.70026587719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70499421866473">
                <text:p>1.70499421866473</text:p>
              </table:table-cell>
              <table:table-cell office:value-type="float" office:value="2.60791686249604">
                <text:p>2.607916862496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78068090303462">
                <text:p>1.78068090303462</text:p>
              </table:table-cell>
              <table:table-cell office:value-type="float" office:value="2.50191534565228">
                <text:p>2.50191534565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8388351773705">
                <text:p>1.8388351773705</text:p>
              </table:table-cell>
              <table:table-cell office:value-type="float" office:value="2.38464189221045">
                <text:p>2.38464189221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87815102204399">
                <text:p>1.87815102204399</text:p>
              </table:table-cell>
              <table:table-cell office:value-type="float" office:value="2.25873021110829">
                <text:p>2.258730211108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89774548794365">
                <text:p>1.89774548794365</text:p>
              </table:table-cell>
              <table:table-cell office:value-type="float" office:value="2.12700800725388">
                <text:p>2.127008007253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89717852560853">
                <text:p>1.89717852560853</text:p>
              </table:table-cell>
              <table:table-cell office:value-type="float" office:value="1.99243347736957">
                <text:p>1.992433477369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87646286779038">
                <text:p>1.87646286779038</text:p>
              </table:table-cell>
              <table:table-cell office:value-type="float" office:value="1.85802887527108">
                <text:p>1.858028875271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83606374350348">
                <text:p>1.83606374350348</text:p>
              </table:table-cell>
              <table:table-cell office:value-type="float" office:value="1.72681263856241">
                <text:p>1.726812638562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77688842998399">
                <text:p>1.77688842998399</text:p>
              </table:table-cell>
              <table:table-cell office:value-type="float" office:value="1.60173160103463">
                <text:p>1.60173160103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70026587719913">
                <text:p>1.70026587719913</text:p>
              </table:table-cell>
              <table:table-cell office:value-type="float" office:value="1.48559481313189">
                <text:p>1.485594813131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60791686249604">
                <text:p>1.60791686249604</text:p>
              </table:table-cell>
              <table:table-cell office:value-type="float" office:value="1.38101045673442">
                <text:p>1.381010456734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50191534565228">
                <text:p>1.50191534565228</text:p>
              </table:table-cell>
              <table:table-cell office:value-type="float" office:value="1.29032727101642">
                <text:p>1.290327271016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38464189221045">
                <text:p>1.38464189221045</text:p>
              </table:table-cell>
              <table:table-cell office:value-type="float" office:value="1.21558180482777">
                <text:p>1.215581804827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25873021110829">
                <text:p>1.25873021110829</text:p>
              </table:table-cell>
              <table:table-cell office:value-type="float" office:value="1.1584526801974">
                <text:p>1.15845268019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12700800725388">
                <text:p>1.12700800725388</text:p>
              </table:table-cell>
              <table:table-cell office:value-type="float" office:value="1.12022289410141">
                <text:p>1.120222894101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92433477369566">
                <text:p>0.992433477369566</text:p>
              </table:table-cell>
              <table:table-cell office:value-type="float" office:value="1.10175100511701">
                <text:p>1.101751005117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58028875271077">
                <text:p>0.858028875271077</text:p>
              </table:table-cell>
              <table:table-cell office:value-type="float" office:value="1.10345185204774">
                <text:p>1.103451852047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26812638562414">
                <text:p>0.726812638562414</text:p>
              </table:table-cell>
              <table:table-cell office:value-type="float" office:value="1.12528723753836">
                <text:p>1.125287237538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01731601034633">
                <text:p>0.601731601034633</text:p>
              </table:table-cell>
              <table:table-cell office:value-type="float" office:value="1.16676678590504">
                <text:p>1.166766785905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85594813131891">
                <text:p>0.485594813131891</text:p>
              </table:table-cell>
              <table:table-cell office:value-type="float" office:value="1.22695895591607">
                <text:p>1.226958955916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381010456734424">
                <text:p>0.381010456734424</text:p>
              </table:table-cell>
              <table:table-cell office:value-type="float" office:value="1.30451196119961">
                <text:p>1.304511961199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290327271016424">
                <text:p>0.290327271016424</text:p>
              </table:table-cell>
              <table:table-cell office:value-type="float" office:value="1.39768412845136">
                <text:p>1.397684128451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215581804827771">
                <text:p>0.215581804827771</text:p>
              </table:table-cell>
              <table:table-cell office:value-type="float" office:value="1.50438301166213">
                <text:p>1.504383011662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158452680197396">
                <text:p>0.158452680197396</text:p>
              </table:table-cell>
              <table:table-cell office:value-type="float" office:value="1.62221238394413">
                <text:p>1.622212383944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120222894101413">
                <text:p>0.120222894101413</text:p>
              </table:table-cell>
              <table:table-cell office:value-type="float" office:value="1.74852605162097">
                <text:p>1.748526051620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101751005117009">
                <text:p>0.101751005117009</text:p>
              </table:table-cell>
              <table:table-cell office:value-type="float" office:value="1.88048728203273">
                <text:p>1.88048728203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103451852047743">
                <text:p>0.103451852047743</text:p>
              </table:table-cell>
              <table:table-cell office:value-type="float" office:value="2.01513251043591">
                <text:p>2.015132510435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125287237538361">
                <text:p>0.125287237538361</text:p>
              </table:table-cell>
              <table:table-cell office:value-type="float" office:value="2.14943789527846">
                <text:p>2.149437895278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166766785905041">
                <text:p>0.166766785905041</text:p>
              </table:table-cell>
              <table:table-cell office:value-type="float" office:value="2.28038722716204">
                <text:p>2.280387227162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26958955916067">
                <text:p>0.226958955916067</text:p>
              </table:table-cell>
              <table:table-cell office:value-type="float" office:value="2.40503966640256">
                <text:p>2.405039666402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304511961199611">
                <text:p>0.304511961199611</text:p>
              </table:table-cell>
              <table:table-cell office:value-type="float" office:value="2.52059578794938">
                <text:p>2.520595787949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397684128451364">
                <text:p>0.397684128451364</text:p>
              </table:table-cell>
              <table:table-cell office:value-type="float" office:value="2.62446045043679">
                <text:p>2.624460450436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504383011662126">
                <text:p>0.504383011662126</text:p>
              </table:table-cell>
              <table:table-cell office:value-type="float" office:value="2.71430107746424">
                <text:p>2.714301077464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22212383944126">
                <text:p>0.622212383944126</text:p>
              </table:table-cell>
              <table:table-cell office:value-type="float" office:value="2.78810004223359">
                <text:p>2.788100042233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48526051620967">
                <text:p>0.748526051620967</text:p>
              </table:table-cell>
              <table:table-cell office:value-type="float" office:value="2.84419997909727">
                <text:p>2.844199979097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880487282032734">
                <text:p>0.880487282032734</text:p>
              </table:table-cell>
              <table:table-cell office:value-type="float" office:value="2.88134100441758">
                <text:p>2.881341004417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01513251043591">
                <text:p>1.01513251043591</text:p>
              </table:table-cell>
              <table:table-cell office:value-type="float" office:value="2.89868901083714">
                <text:p>2.898689010837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14943789527846">
                <text:p>1.14943789527846</text:p>
              </table:table-cell>
              <table:table-cell office:value-type="float" office:value="2.89585439953186">
                <text:p>2.895854399531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28038722716204">
                <text:p>1.28038722716204</text:p>
              </table:table-cell>
              <table:table-cell office:value-type="float" office:value="2.87290082976058">
                <text:p>2.872900829760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40503966640256">
                <text:p>1.40503966640256</text:p>
              </table:table-cell>
              <table:table-cell office:value-type="float" office:value="2.83034378921541">
                <text:p>2.830343789215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52059578794938">
                <text:p>1.52059578794938</text:p>
              </table:table-cell>
              <table:table-cell office:value-type="float" office:value="2.76913901727945">
                <text:p>2.769139017279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62446045043679">
                <text:p>1.62446045043679</text:p>
              </table:table-cell>
              <table:table-cell office:value-type="float" office:value="2.69066104118074">
                <text:p>2.690661041180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71430107746424">
                <text:p>1.71430107746424</text:p>
              </table:table-cell>
              <table:table-cell office:value-type="float" office:value="2.59667230707397">
                <text:p>2.596672307073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78810004223359">
                <text:p>1.78810004223359</text:p>
              </table:table-cell>
              <table:table-cell office:value-type="float" office:value="2.48928359929948">
                <text:p>2.489283599299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84419997909727">
                <text:p>1.84419997909727</text:p>
              </table:table-cell>
              <table:table-cell office:value-type="float" office:value="2.37090663671758">
                <text:p>2.370906636717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88134100441758">
                <text:p>1.88134100441758</text:p>
              </table:table-cell>
              <table:table-cell office:value-type="float" office:value="2.24419991070227">
                <text:p>2.244199910702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89868901083714">
                <text:p>1.89868901083714</text:p>
              </table:table-cell>
              <table:table-cell office:value-type="float" office:value="2.11200898115636">
                <text:p>2.112008981156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89585439953186">
                <text:p>1.89585439953186</text:p>
              </table:table-cell>
              <table:table-cell office:value-type="float" office:value="1.97730257137071">
                <text:p>1.977302571370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87290082976058">
                <text:p>1.87290082976058</text:p>
              </table:table-cell>
              <table:table-cell office:value-type="float" office:value="1.84310589689932">
                <text:p>1.843105896899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83034378921541">
                <text:p>1.83034378921541</text:p>
              </table:table-cell>
              <table:table-cell office:value-type="float" office:value="1.71243272573995">
                <text:p>1.712432725739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76913901727945">
                <text:p>1.76913901727945</text:p>
              </table:table-cell>
              <table:table-cell office:value-type="float" office:value="1.58821769560221">
                <text:p>1.588217695602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69066104118074">
                <text:p>1.69066104118074</text:p>
              </table:table-cell>
              <table:table-cell office:value-type="float" office:value="1.47325040827127">
                <text:p>1.473250408271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59667230707397">
                <text:p>1.59667230707397</text:p>
              </table:table-cell>
              <table:table-cell office:value-type="float" office:value="1.37011278116581">
                <text:p>1.370112781165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48928359929948">
                <text:p>1.48928359929948</text:p>
              </table:table-cell>
              <table:table-cell office:value-type="float" office:value="1.2811210630391">
                <text:p>1.28112106303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